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4"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7" style:family="paragraph" style:parent-style-name="Text_20_body">
      <style:paragraph-properties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Heading_20_2">
      <style:paragraph-properties fo:break-before="page"/>
    </style:style>
    <style:style style:name="P10" style:family="paragraph" style:parent-style-name="Normal_20__28_Web_29_">
      <style:paragraph-properties fo:margin-top="0cm" fo:margin-bottom="0cm">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Header">Dissenys</text:p>
      <text:p text:style-name="P10"/>
      <text:p text:style-name="P7">Els diagrames estan fets amb el programa DIA. Adjuntem una carpeta anomenada fonts amb els fitxers originals a part de les imatges generades. El diagrama de la base de dades està fet amb phpmyadmin i l'hem posat en un pdf.</text:p>
      <text:p text:style-name="P7">Explicacions dels dissenys:</text:p>
      <text:list xml:id="list39607266" text:style-name="L2">
        <text:list-item>
          <text:p text:style-name="P8"><text:span text:style-name="T1">Esquema del mapa web: </text:span><text:span text:style-name="T2">Esquema amb el domini i sub-dominis amb les pàgines que formen les diferents aplicacions del nostre projecte.</text:span></text:p>
        </text:list-item>
        <text:list-item>
          <text:p text:style-name="P8"><text:span text:style-name="T1">Dissenys del Client web</text:span><text:span text:style-name="T2">: Tenim el disseny conceptual de 6 vistes diferents que formen l'aplicació del client web. Són dissenys que només serveixen per tenir una idea general dels components gràfics que formaran part de cada secció:</text:span></text:p>
          <text:list>
            <text:list-item>
              <text:p text:style-name="P8"><text:span text:style-name="T2">Pantalla de identificació del client: amb un formulari típic i un enllaç de registre.</text:span></text:p>
            </text:list-item>
            <text:list-item>
              <text:p text:style-name="P8"><text:span text:style-name="T2">Pantalla de registre del client que de moment portarà a una vinculació de dades amb facebook o twitter utilitzant oauth.</text:span></text:p>
            </text:list-item>
            <text:list-item>
              <text:p text:style-name="P8"><text:span text:style-name="T2">Pantalla de sala: on l'usuari escollirà la sala en que vol entrar.</text:span></text:p>
            </text:list-item>
            <text:list-item>
              <text:p text:style-name="P8"><text:span text:style-name="T2">Pantalla de xat: formada per diferents parts serà el cos real del client. A la pràctica seran diverses capes ben estructurades que s'actualitzaran de forma asíncrona. A la part esquerra tindrem el visor de text i a la dreta el visor d'usuaris. Abaix un petit form per enviar el missatge de forma asíncrona. Queda pendent saber exactament on posicionarem el menú d'usuari, de moment estarà a la dreta abaix del visor d'usuaris.</text:span></text:p>
            </text:list-item>
            <text:list-item>
              <text:p text:style-name="P8"><text:span text:style-name="T2">Pantalla del panell/perfil de client: mostrarà un formulari per editar dades del perfil d'usuari. Possiblement farem que surti un perfil públic d'un usuari si el que visita aquesta pàgina no es l'usuari en concret, és a dir, si estàs identificat com a “pepito” i entres al perfil del “joanet”, en comptes de veure el formulari veuràs les seves dades públiques.</text:span></text:p>
            </text:list-item>
            <text:list-item>
              <text:p text:style-name="P8"><text:span text:style-name="T2">Pantalla del panell d'administració: només en el cas que l'usuari tingui el rol d'administrador d'una o més sales tindràs accés a aquesta secció on es podran gestionar les sales o els clients sobre el quals pot operar.</text:span></text:p>
            </text:list-item>
          </text:list>
        </text:list-item>
        <text:list-item>
          <text:p text:style-name="P8"><text:span text:style-name="T1">Dissenys del Client mòbil</text:span><text:span text:style-name="T2">: Com ja vam dir aquest client és una versió molt simplificada del client web. No necessita formulari d'identificació ja que es farà utilitzant la web en la pantalla de identificació amb una fulla d'estils adaptada per a mòbils.</text:span></text:p>
          <text:list>
            <text:list-item>
              <text:p text:style-name="P8"><text:span text:style-name="T2">Pantalla de sales: Serà molt senzilla, amb només un combobox on seleccionar una sala.</text:span></text:p>
            </text:list-item>
            <text:list-item>
              <text:p text:style-name="P8"><text:span text:style-name="T2">Pantalla de xat: Aquí es mostra una vista de com quedarà més o menys el nostre xat després d'haver entrat a una sala. </text:span></text:p>
            </text:list-item>
          </text:list>
        </text:list-item>
        <text:list-item>
          <text:p text:style-name="P8"><text:span text:style-name="T1">Dissenys del portal web</text:span><text:span text:style-name="T2">: Només hem fet una pantalla amb un logotip, el menú, el contingut i un peu, lo típic d'una pàgina d'aquestes característiques. La mostra és de la secció Blog. A la pràctica, quan es navegui només anirà canviant la secció de contingut.</text:span></text:p>
        </text:list-item>
        <text:list-item>
          <text:p text:style-name="P8"><text:soft-page-break/><text:span text:style-name="T1">Disseny de la base de dades</text:span><text:span text:style-name="T2">: Per una banda tenim les taules exclusives del portal web, que serien:</text:span></text:p>
          <text:list>
            <text:list-item>
              <text:p text:style-name="P8"><text:span text:style-name="T3">Posts</text:span><text:span text:style-name="T2">: Guardarà els diferents missatges del blog. Aquests tenen un títol, un cos, una data, un camp on guardar l'usuari que ha escrit la notícia i una versió de la direcció en format “seo-friendly”, és a dir, per l'entrada 1 de títol “Estrenem web”, en comptes d'accedir a través de la direcció xinxat.com/posts/1 la url serà semblant a xinxat.com/posts/estrenem-web.</text:span></text:p>
            </text:list-item>
            <text:list-item>
              <text:p text:style-name="P8"><text:span text:style-name="T3">Categories</text:span><text:span text:style-name="T2">: Guardarà el nom de les diferents categories on poden estar classificades les entrades del blog.</text:span></text:p>
            </text:list-item>
            <text:list-item>
              <text:p text:style-name="P8"><text:span text:style-name="T3">Post_categories</text:span><text:span text:style-name="T2">: Cada entrada podrà tenir diferents categories, en aquesta taula les guardarem individualment a través de l'identificador de la entrada i de categoria.</text:span></text:p>
            </text:list-item>
            <text:list-item>
              <text:p text:style-name="P8"><text:span text:style-name="T3">Comments</text:span><text:span text:style-name="T2">: En aquesta taula es guardaran els comentaris que facin referència a cada entrada. Es guardaran l' identificador de l'usuari que ha escrit, l'identificador de la entrada, el comentari i la data en que aquest s'ha fet.</text:span></text:p>
            </text:list-item>
          </text:list>
          <text:p text:style-name="P8"><text:span text:style-name="T2">Després tenim les taules que formen part de l'aplicació general:</text:span></text:p>
          <text:list text:continue-numbering="true">
            <text:list-item>
              <text:p text:style-name="P8"><text:span text:style-name="T3">Users</text:span><text:span text:style-name="T2">: Guardarem molta informació de l'usuari. El seu pseudònim, la seva clau en md5 i saltejada, nom real, cognom real, data de l'última vegada que s'ha connectat, data de l'últim moment que s'ha vist online (això ho necessitem per saber quan un usuari està online en una sala), la seva IP (de quan s'ha connectat), el seu aniversari, el seu email, un rol que significarà si és usuari normal o administrador de la web, i el “token_oauth”, un camp de text que necessitarem per poder utilitzar aquest protocol.</text:span></text:p>
            </text:list-item>
            <text:list-item>
              <text:p text:style-name="P8"><text:span text:style-name="T3">Rooms</text:span><text:span text:style-name="T2">: Sales/habitacions on els usuaris es connectaran i es trobaran. Tenen un nom i una descripció. Potser creem un camp Topic per donar un missatge de sala, però això encara no ho hem decidit.</text:span></text:p>
            </text:list-item>
            <text:list-item>
              <text:p text:style-name="P8"><text:span text:style-name="T3">Access</text:span><text:span text:style-name="T2">: Cada usuari tindrà accés a les sales només si l'administrador l'ha afegit a aquesta taula. Aquí guardarem l'identificador d'usuari, el de sala, el seu rol (indica si és administrador de sala o usuari normal) i un estat que pot indicar accions sobre els usuaris, per exemple per indicar que un usuari està bloquejat d'una sala sense que això li impedeixi poder entrar en una diferent. </text:span></text:p>
            </text:list-item>
          </text:list>
        </text:list-item>
        <text:list-item>
          <text:p text:style-name="P8"><text:span text:style-name="T1">Diagrames d'activitat</text:span><text:span text:style-name="T2">: Trobem bàsicament 4 algoritmes bàsics en el nostre projecte:</text:span></text:p>
          <text:list>
            <text:list-item>
              <text:p text:style-name="P8"><text:span text:style-name="T2">Xat: Aquí es mostra el procés des de que un usuari entra al client fins que surt i totes les opcions amb les que es troba.</text:span></text:p>
            </text:list-item>
            <text:list-item>
              <text:p text:style-name="P8"><text:span text:style-name="T2">Enviar: És un diagrama que mostra el procés que passa quan un usuari envia un missatge i què fa el servidor quan el rep. </text:span></text:p>
            </text:list-item>
            <text:list-item>
              <text:p text:style-name="P8"><text:span text:style-name="T2">Rebre: Mostra l'algoritme pel qual el client rebrà els missatges.</text:span></text:p>
            </text:list-item>
            <text:list-item>
              <text:p text:style-name="P8"><text:span text:style-name="T2">Altres: El diagrama mostra les diferents accions que l'usuari pot fer sobre el servidor.</text:span></text:p>
            </text:list-item>
          </text:list>
        </text:list-item>
        <text:list-item>
          <text:p text:style-name="P8"><text:span text:style-name="T1">Diagrama de classes</text:span><text:span text:style-name="T2">: La programació del nostre codi a la pràctica no necessitarà instanciar objectes ja que treballarem bàsicament en el client fet en PHP i el servidor no serà realment </text:span><text:soft-page-break/><text:span text:style-name="T2">conscient dels usuaris ni de les sales (només anirà posant el que li arribi a la pila corresponent), <text:s/>per això no crearem classes d'usuari ni de sala. El que sí que necessitarem són unes classes encarregades de convertir els missatges de text al protocol XMPP i <text:s/>a la inversa.</text:span></text:p>
          <text:p text:style-name="P8"><text:span text:style-name="T2">La part d'enviar missatges funcionarà de la següent forma: </text:span></text:p>
          <text:list>
            <text:list-item>
              <text:p text:style-name="P8"><text:span text:style-name="T2">El client escriurà un missatge que serà enviat de forma asíncrona a una classe Message. Aquesta rebrà les dades amb el missatge, destinataris...</text:span></text:p>
            </text:list-item>
            <text:list-item>
              <text:p text:style-name="P8"><text:span text:style-name="T2">L'objecte Message tindrà una instància de la classe XmppMessage, que serà l'encarregada de retornar-li una cadena de text amb el missatge formatat al protocol XMPP.</text:span></text:p>
            </text:list-item>
            <text:list-item>
              <text:p text:style-name="P8"><text:span text:style-name="T2">Message, ja amb el missatge en XMPP crearà una petició per enviar el missatge al servidor per Http (utilitzant una instància de la classe XmlHttpRequest), a la pràctica això seria un POST, i retornaria un missatge de confirmació del servidor dient que ho ha rebut correctament. </text:span></text:p>
            </text:list-item>
          </text:list>
          <text:p text:style-name="P8"><text:span text:style-name="T2">La part de rebre missatges funcionarà de la següent forma:</text:span></text:p>
          <text:list text:continue-numbering="true">
            <text:list-item>
              <text:p text:style-name="P8"><text:span text:style-name="T2">El client asíncronament anirà demanant si té missatges a la seva pila a través de l'objecte Message. </text:span></text:p>
            </text:list-item>
            <text:list-item>
              <text:p text:style-name="P8"><text:span text:style-name="T2">Es començarà fent un XmlHttpRequest de tipus GET demanant la llista de missatges que es capturaran al callback. Una vegada es detecti que hi ha algun missatge se li passaran a Message. </text:span></text:p>
            </text:list-item>
            <text:list-item>
              <text:p text:style-name="P8"><text:span text:style-name="T2">Message cridarà a XmppMessage per des-formatar el protocol XMPP.</text:span></text:p>
            </text:list-item>
            <text:list-item>
              <text:p text:style-name="P8"><text:span text:style-name="T2">Finalment Message tindrà els missatges des-formatats i preparats per mostrar-los al visor de missatges (a la sala o a la conversació privada).</text:span></text:p>
            </text:list-item>
          </text:list>
        </text:list-item>
        <text:list-item>
          <text:p text:style-name="P8"><text:span text:style-name="T1">Protocols</text:span><text:span text:style-name="T2">: Com que els protocols que pensem utilitzar no els hem programat nosaltres ni sabem <text:s/>com els implementarem fem una explicació de cadascun en el fitxer </text:span><text:span text:style-name="T4">Protocols</text:span><text:span text:style-name="T2">.odt.</text:span></text:p>
        </text:list-item>
      </text:list>
      <text:h text:style-name="P9"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3">Data</text:p>
          </table:table-cell>
          <table:table-cell table:style-name="Taula5.A1" office:value-type="string">
            <text:p text:style-name="P3">Modificat per:</text:p>
          </table:table-cell>
          <table:table-cell table:style-name="Taula5.C1" office:value-type="string">
            <text:p text:style-name="P3">Modificacions</text:p>
          </table:table-cell>
        </table:table-row>
        <table:table-row>
          <table:table-cell table:style-name="Taula5.A2" office:value-type="date" office:date-value="2011-10-12">
            <text:p text:style-name="P6">12/10/11</text:p>
          </table:table-cell>
          <table:table-cell table:style-name="Taula5.B2" office:value-type="string">
            <text:p text:style-name="P6">Héctor Costa</text:p>
          </table:table-cell>
          <table:table-cell table:style-name="Taula5.C2" office:value-type="string">
            <text:p text:style-name="P4">Edició Inicial</text:p>
          </table:table-cell>
        </table:table-row>
        <table:table-row>
          <table:table-cell table:style-name="Taula5.B2" office:value-type="string">
            <text:p text:style-name="P4"/>
          </table:table-cell>
          <table:table-cell table:style-name="Taula5.B2" office:value-type="string">
            <text:p text:style-name="P5"/>
          </table:table-cell>
          <table:table-cell table:style-name="Taula5.C2"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Disseny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22:40:53.39</dc:date>
    <meta:editing-duration>PT05H20M42S</meta:editing-duration>
    <meta:editing-cycles>59</meta:editing-cycles>
    <meta:generator>OpenOffice.org/3.2$Win32 OpenOffice.org_project/320m18$Build-9502</meta:generator>
    <dc:creator>Hector Costa Guzman</dc:creator>
    <meta:document-statistic meta:table-count="1" meta:image-count="0" meta:object-count="0" meta:page-count="4" meta:paragraph-count="48" meta:word-count="1232" meta:character-count="7219"/>
  </office:meta>
</office:document-meta>
</file>